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Rapport PIDR 2012 :</text:p>
      <text:p text:style-name="P1"><text:tab/><text:tab/><text:tab/><text:tab/><text:tab/><text:tab/>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2-05-16T17:11:03</meta:creation-date>
    <dc:date>2012-05-16T17:12:27</dc:date>
    <dc:creator>Nicolas 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3" meta:non-whitespace-character-count="19"/>
    <meta:generator>LibreOffice/3.5$Linux_x86 LibreOffice_project/350m1$Build-2</meta:generator>
  </office:meta>
</office:document-meta>
</file>